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text" svg:font-family="'var font-stack-text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C" style:family="table-column">
      <style:table-column-properties style:column-width="8.5cm" style:rel-column-width="3276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85d3" officeooo:paragraph-rsid="001185d3"/>
    </style:style>
    <style:style style:name="P2" style:family="paragraph" style:parent-style-name="Standard" style:list-style-name="L1">
      <style:text-properties officeooo:rsid="001185d3" officeooo:paragraph-rsid="001185d3"/>
    </style:style>
    <style:style style:name="P3" style:family="paragraph" style:parent-style-name="Standard">
      <style:paragraph-properties fo:text-align="start" style:justify-single-word="false"/>
      <style:text-properties officeooo:rsid="001185d3" officeooo:paragraph-rsid="001e55b9"/>
    </style:style>
    <style:style style:name="P4" style:family="paragraph" style:parent-style-name="Standard">
      <style:text-properties officeooo:paragraph-rsid="001185d3"/>
    </style:style>
    <style:style style:name="P5" style:family="paragraph" style:parent-style-name="Standard">
      <style:text-properties officeooo:rsid="00190720" officeooo:paragraph-rsid="00190720"/>
    </style:style>
    <style:style style:name="P6" style:family="paragraph" style:parent-style-name="Standard">
      <style:text-properties officeooo:rsid="0019c9d0" officeooo:paragraph-rsid="0019c9d0"/>
    </style:style>
    <style:style style:name="P7" style:family="paragraph" style:parent-style-name="Standard">
      <style:text-properties officeooo:rsid="001a017f" officeooo:paragraph-rsid="001a017f"/>
    </style:style>
    <style:style style:name="P8" style:family="paragraph" style:parent-style-name="Standard">
      <style:text-properties officeooo:rsid="001b85bc" officeooo:paragraph-rsid="001b85bc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style="italic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T1" style:family="text">
      <style:text-properties officeooo:rsid="001185d3"/>
    </style:style>
    <style:style style:name="T2" style:family="text">
      <style:text-properties officeooo:rsid="00190720"/>
    </style:style>
    <style:style style:name="T3" style:family="text">
      <style:text-properties officeooo:rsid="0019c9d0"/>
    </style:style>
    <style:style style:name="T4" style:family="text">
      <style:text-properties officeooo:rsid="001b85bc"/>
    </style:style>
    <style:style style:name="T5" style:family="text">
      <style:text-properties officeooo:rsid="001d13db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Comunicação e oratória | O Guia COMPLETO + 3 Cursos Extras<text:line-break/></text:span><text:line-break/>S</text:p>
      <text:p text:style-name="P3">eção 1:<text:line-break/></text:p>
      <text:list xml:id="list3213354601" text:style-name="L1">
        <text:list-item>
          <text:p text:style-name="P2">Mudar padrões de fala</text:p>
        </text:list-item>
      </text:list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9">Ideia</text:p>
          </table:table-cell>
          <table:table-cell table:style-name="Tabela1.A1" office:value-type="string">
            <text:p text:style-name="P9">Solução/Proposta/Resposta</text:p>
          </table:table-cell>
          <table:table-cell table:style-name="Tabela1.C1" office:value-type="string">
            <text:p text:style-name="P9">Explicada em aula</text:p>
          </table:table-cell>
        </table:table-row>
        <table:table-row>
          <table:table-cell table:style-name="Tabela1.A2" office:value-type="string">
            <text:p text:style-name="P9">Eu acho...</text:p>
          </table:table-cell>
          <table:table-cell table:style-name="Tabela1.A2" office:value-type="string">
            <text:p text:style-name="P9">Eu acredito que [...] porque [...]</text:p>
          </table:table-cell>
          <table:table-cell table:style-name="Tabela1.C2" office:value-type="string">
            <text:p text:style-name="P9">Explicada em aula</text:p>
          </table:table-cell>
        </table:table-row>
        <table:table-row>
          <table:table-cell table:style-name="Tabela1.A2" office:value-type="string">
            <text:p text:style-name="P9">Eu preciso...</text:p>
          </table:table-cell>
          <table:table-cell table:style-name="Tabela1.A2" office:value-type="string">
            <text:p text:style-name="P10">Coloque a necessidade como foco e não você</text:p>
          </table:table-cell>
          <table:table-cell table:style-name="Tabela1.C2" office:value-type="string">
            <text:p text:style-name="P9">Explicada em aula</text:p>
          </table:table-cell>
        </table:table-row>
        <table:table-row>
          <table:table-cell table:style-name="Tabela1.A2" office:value-type="string">
            <text:p text:style-name="P9">Injusto</text:p>
          </table:table-cell>
          <table:table-cell table:style-name="Tabela1.A2" office:value-type="string">
            <text:p text:style-name="P9">Justo</text:p>
          </table:table-cell>
          <table:table-cell table:style-name="Tabela1.C2" office:value-type="string">
            <text:p text:style-name="P9">Explicada em aula</text:p>
          </table:table-cell>
        </table:table-row>
        <table:table-row>
          <table:table-cell table:style-name="Tabela1.A2" office:value-type="string">
            <text:p text:style-name="P9">Eu gosto</text:p>
          </table:table-cell>
          <table:table-cell table:style-name="Tabela1.A2" office:value-type="string">
            <text:p text:style-name="P9">É importante que / É essencial que</text:p>
          </table:table-cell>
          <table:table-cell table:style-name="Tabela1.C2" office:value-type="string">
            <text:p text:style-name="P11">Imagine que, durante uma negociação, lhe perguntam a forma de pagamento e você diz:<text:line-break/><text:line-break/>"Senhor, eu gosto de receber adiantado pelo meu serviço."<text:line-break/><text:line-break/>Ninguém aceita ou faz algo porque você simplesmente "gosta". A expressão acima passa fragilidade e insegurança sobre a sua necessidade de algo. Troque por uma justifica plausível:<text:line-break/><text:line-break/>"Devido a custos e responsabilidades que terei desde o início, é essencial combinarmos o adiantamento de 50% do pagamento, por favor."</text:p>
          </table:table-cell>
        </table:table-row>
        <table:table-row>
          <table:table-cell table:style-name="Tabela1.A2" office:value-type="string">
            <text:p text:style-name="P9">Você não entende</text:p>
          </table:table-cell>
          <table:table-cell table:style-name="Tabela1.A2" office:value-type="string">
            <text:p text:style-name="P9">Tente me entender por favor</text:p>
          </table:table-cell>
          <table:table-cell table:style-name="Tabela1.C2" office:value-type="string">
            <text:p text:style-name="P11">Imagine que você precisa trabalhar num Domingo e seu companheiro(a) reclama enfaticamente disto.<text:line-break/><text:line-break/>Neste momento, dizer "você não entende" pode soar ofensivo.<text:line-break/><text:line-break/>Uma forma mais eficaz seria dizer, calmamente:<text:line-break/><text:line-break/>"Amor, tente me entender por favor. Eu estou sob pressão no trabalho e preciso abrir mão do tempo com a família hoje, mesmo sendo Domingo, para fazer um relatório melhor pro meu gerente"</text:p>
          </table:table-cell>
        </table:table-row>
      </table:table>
      <text:p text:style-name="P1"/>
      <text:p text:style-name="P1">Seção 02:<text:line-break/><text:line-break/>- Evitar pensar que as pessoas da plateia se preocupam comigo</text:p>
      <text:p text:style-name="P1">- A intenção de uma mensagem que você quer passar pode ser diferente do real impacto causado</text:p>
      <text:p text:style-name="P1">- Comunicação pública é o que você está comunicando, comunicação privada são objetivos ocultos que importam apenas para você mesmo</text:p>
      <text:p text:style-name="P1"><text:soft-page-break/></text:p>
      <text:p text:style-name="P4"><text:span text:style-name="T1">Seção 03:<text:line-break/><text:line-break/>- Adequar a sua comunicação ao contexto cultural da empresa</text:span></text:p>
      <text:p text:style-name="P4">- <text:span text:style-name="T1">Comunicar-se de forma adequada com pessoas de diferentes níveis hierárquicos</text:span></text:p>
      <text:p text:style-name="P4">- <text:span text:style-name="T1">Se coloque no lugar do outro</text:span></text:p>
      <text:p text:style-name="P4"/>
      <text:p text:style-name="P1">Seção 04:<text:line-break/><text:line-break/>- <text:s/>Gravar a si mesmo para notar trejeitos e pontos em que sua comunicação pode melhorar</text:p>
      <text:p text:style-name="P1">- Se basear em pessoas que se comuniquem bem e adotar certos comportamentos na base da imitação</text:p>
      <text:p text:style-name="P1"/>
      <text:p text:style-name="P1">Seção 05:<text:line-break/><text:line-break/>- Comunicação e empatia estão sempre relacionadas</text:p>
      <text:p text:style-name="P1">- A empatia deve ser algo que você queira de verdade, e não ser utilizada como uma ferramenta</text:p>
      <text:p text:style-name="P1"/>
      <text:p text:style-name="P1">Seção 06: </text:p>
      <text:p text:style-name="P1"/>
      <text:p text:style-name="P1">- Ser um bom ouvinte</text:p>
      <text:p text:style-name="P1">- Escutar com olhos, ouvidos, mente e coração</text:p>
      <text:p text:style-name="P1">- Escutar a pessoa como um amigo, e não como um crítico</text:p>
      <text:p text:style-name="P1"/>
      <text:p text:style-name="P1">Seção 07:</text:p>
      <text:p text:style-name="P1"/>
      <text:p text:style-name="P1">- <text:span text:style-name="T2">Postura ereta</text:span></text:p>
      <text:p text:style-name="P1">- <text:span text:style-name="T2">Gesticulação enquanto fala (nada exagerado)</text:span></text:p>
      <text:p text:style-name="P1">- <text:span text:style-name="T2">Expressões faciais condizentes ao que você fala (deve ser avaliado o uso dependendo do ambiente em que está)</text:span></text:p>
      <text:p text:style-name="P1">- <text:span text:style-name="T2">contato visual é crucial</text:span></text:p>
      <text:p text:style-name="P1"/>
      <text:p text:style-name="P5">Seção 08:</text:p>
      <text:p text:style-name="P5"/>
      <text:p text:style-name="P5">- <text:span text:style-name="T3">Eliminar tics verbais, pois prejudicam a comunicação</text:span></text:p>
      <text:p text:style-name="P5">- <text:span text:style-name="T3">Escrever um documento com uma lista de tics que espera vencer, imprimir e deixar em um lugar sempre a vista.</text:span></text:p>
      <text:p text:style-name="P5"/>
      <text:p text:style-name="P6">Seção 09:</text:p>
      <text:p text:style-name="P6"/>
      <text:p text:style-name="P6">- Prepara-se para reuniões: Ler materiais e buscar entender sobre o assunto</text:p>
      <text:p text:style-name="P6">- Anote pontos chaves que você percebeu durante e reunião</text:p>
      <text:p text:style-name="P6"/>
      <text:p text:style-name="P7">Seção 10:</text:p>
      <text:p text:style-name="P7"/>
      <text:p text:style-name="P7">- <text:span text:style-name="T4">Storytelling é uma habilidade que agrega bastante na comunicação. Consiste em basear o objetivo da comunicação em uma história, com personagens, locais, descrições detalhadas, de forma a buscar prender o ouvinte</text:span></text:p>
      <text:p text:style-name="P7"/>
      <text:p text:style-name="P8">Seção 11:</text:p>
      <text:p text:style-name="P8"/>
      <text:p text:style-name="P8">- Não pensar no que eu quero em um relatório, mas sim o que a pessoa que vai ler espera encontrar</text:p>
      <text:p text:style-name="P8"><text:soft-page-break/>- <text:span text:style-name="T5">perguntar o que eles esperam do relatório, para definir quais informações incluir</text:span></text:p>
      <text:p text:style-name="P8"/>
      <text:p text:style-name="P8">- <text:span text:style-name="T5">descobrir como entregar (e que formatação os dados deverão esta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text" svg:font-family="'var font-stack-tex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50:21.758202776</meta:creation-date>
    <dc:date>2024-02-20T15:01:57.654629748</dc:date>
    <meta:editing-duration>PT37M2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3" meta:paragraph-count="52" meta:word-count="543" meta:character-count="3182" meta:non-whitespace-character-count="2678"/>
  </office:meta>
</office:document-meta>
</file>